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47FA6ABC38A35B18.png" manifest:media-type="image/png"/>
  <manifest:file-entry manifest:full-path="Pictures/10000201000000C8000000FF49BD9798E7A62A1C.png" manifest:media-type="image/png"/>
  <manifest:file-entry manifest:full-path="Pictures/10000201000000640000005A329DFB38D9FEB295.png" manifest:media-type="image/png"/>
  <manifest:file-entry manifest:full-path="Pictures/100002010000006400000064C03573B943E81424.png" manifest:media-type="image/png"/>
  <manifest:file-entry manifest:full-path="Pictures/100002010000006400000064B321A367989C599C.png" manifest:media-type="image/png"/>
  <manifest:file-entry manifest:full-path="Pictures/1000020100000064000000642154F5CA65CCC4A3.png" manifest:media-type="image/png"/>
  <manifest:file-entry manifest:full-path="Pictures/10000201000000960000004AA5355CBC11E2D3D4.png" manifest:media-type="image/png"/>
  <manifest:file-entry manifest:full-path="Pictures/10000201000002640000016F050C7B4CEBAE9346.png" manifest:media-type="image/png"/>
  <manifest:file-entry manifest:full-path="Pictures/100002010000005A0000005AB3A489EA2378B07F.png" manifest:media-type="image/png"/>
  <manifest:file-entry manifest:full-path="Pictures/1000020100000064000000642AB4E56906826579.png" manifest:media-type="image/png"/>
  <manifest:file-entry manifest:full-path="Pictures/100002010000012C0000012C515A6AD8B81A0F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11.066cm" fo:min-width="12.25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24cm" svg:height="4.826cm" svg:x="2.43cm" svg:y="3.076cm">
          <draw:image xlink:href="Pictures/100002010000005A0000005AB3A489EA2378B07F.png" xlink:type="simple" xlink:show="embed" xlink:actuate="onLoad">
            <text:p/>
          </draw:image>
        </draw:frame>
        <draw:frame draw:style-name="gr1" draw:text-style-name="P1" draw:layer="layout" svg:width="4.246cm" svg:height="4.508cm" svg:x="9.927cm" svg:y="13.129cm">
          <draw:image xlink:href="Pictures/100002010000006400000064C03573B943E81424.png" xlink:type="simple" xlink:show="embed" xlink:actuate="onLoad">
            <text:p/>
          </draw:image>
        </draw:frame>
        <draw:frame draw:style-name="gr1" draw:text-style-name="P1" draw:layer="layout" svg:width="4.248cm" svg:height="4.508cm" svg:x="16.691cm" svg:y="13.129cm">
          <draw:image xlink:href="Pictures/10000201000000640000006447FA6ABC38A35B18.png" xlink:type="simple" xlink:show="embed" xlink:actuate="onLoad">
            <text:p/>
          </draw:image>
        </draw:frame>
        <draw:frame draw:style-name="gr1" draw:text-style-name="P1" draw:layer="layout" svg:width="4.248cm" svg:height="4.508cm" svg:x="3.435cm" svg:y="13.129cm">
          <draw:image xlink:href="Pictures/1000020100000064000000642154F5CA65CCC4A3.png" xlink:type="simple" xlink:show="embed" xlink:actuate="onLoad">
            <text:p/>
          </draw:image>
        </draw:frame>
        <draw:frame draw:style-name="gr1" draw:text-style-name="P1" draw:layer="layout" svg:width="4.426cm" svg:height="5.645cm" svg:x="9.147cm" svg:y="2.57cm">
          <draw:image xlink:href="Pictures/10000201000000C8000000FF49BD9798E7A62A1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.864cm" svg:height="3.667cm" svg:x="13.519cm" svg:y="4.208cm">
          <draw:image xlink:href="Pictures/10000201000000640000005A329DFB38D9FEB295.png" xlink:type="simple" xlink:show="embed" xlink:actuate="onLoad">
            <text:p/>
          </draw:image>
        </draw:frame>
        <draw:frame draw:style-name="gr1" draw:text-style-name="P1" draw:layer="layout" svg:width="3.865cm" svg:height="4.075cm" svg:x="5.911cm" svg:y="9.244cm">
          <draw:image xlink:href="Pictures/100002010000006400000064B321A367989C599C.png" xlink:type="simple" xlink:show="embed" xlink:actuate="onLoad">
            <text:p/>
          </draw:image>
        </draw:frame>
        <draw:frame draw:style-name="gr1" draw:text-style-name="P1" draw:layer="layout" svg:width="3.865cm" svg:height="4.075cm" svg:x="13.486cm" svg:y="9.082cm">
          <draw:image xlink:href="Pictures/1000020100000064000000642AB4E56906826579.png" xlink:type="simple" xlink:show="embed" xlink:actuate="onLoad">
            <text:p/>
          </draw:image>
        </draw:frame>
        <draw:frame draw:style-name="gr1" draw:text-style-name="P1" draw:layer="layout" svg:width="5.797cm" svg:height="3.015cm" svg:x="4.906cm" svg:y="4.353cm">
          <draw:image xlink:href="Pictures/10000201000000960000004AA5355CBC11E2D3D4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7.937cm" svg:height="7.937cm" svg:x="1.681cm" svg:y="5.99cm">
          <draw:image xlink:href="Pictures/100002010000012C0000012C515A6AD8B81A0FA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6.192cm" svg:height="9.709cm" svg:x="5.997cm" svg:y="6.025cm">
          <draw:image xlink:href="Pictures/10000201000002640000016F050C7B4CEBAE9346.png" xlink:type="simple" xlink:show="embed" xlink:actuate="onLoad">
            <text:p/>
          </draw:image>
        </draw:frame>
        <draw:custom-shape draw:style-name="gr2" draw:text-style-name="P2" draw:layer="layout" svg:width="18.034cm" svg:height="16.002cm" svg:x="5.126cm" svg:y="3.245cm">
          <text:p/>
          <draw:enhanced-geometry svg:viewBox="0 0 21600 21600" draw:glue-points="10800 0 3163 3163 0 10800 3163 18437 10800 21600 18437 18437 21600 10800 18437 3163" draw:text-areas="3163 3163 18437 18437" draw:type="forbidden" draw:modifiers="1265.93845300804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05-30T21:02:43.065808827</meta:creation-date>
    <dc:date>2017-05-30T21:57:16.487895976</dc:date>
    <dc:creator>Josh berkus</dc:creator>
    <meta:editing-duration>PT5M21S</meta:editing-duration>
    <meta:editing-cycles>2</meta:editing-cycles>
    <meta:generator>LibreOffice/5.0.6.2$Linux_X86_64 LibreOffice_project/00$Build-2</meta:generator>
    <meta:document-statistic meta:object-count="12"/>
  </office:meta>
</office:document-meta>
</file>